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3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3.938cm"/>
    </style:style>
    <style:style style:name="gr5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6cm" svg:x="6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3.25cm" svg:height="1.5cm" svg:x="11cm" svg:y="13cm">
          <text:p text:style-name="P1">LinOT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4.25cm" svg:height="1.5cm" svg:x="10.5cm" svg:y="10cm">
          <text:p text:style-name="P1">FreeRADIU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3.072cm" svg:height="0.962cm" svg:x="6.485cm" svg:y="9cm">
          <draw:text-box>
            <text:p>srv-linotp</text:p>
          </draw:text-box>
        </draw:frame>
        <draw:custom-shape draw:style-name="gr5" draw:text-style-name="P1" draw:layer="layout" svg:width="19cm" svg:height="7cm" svg:x="1cm" svg:y="1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25cm" svg:height="0.962cm" svg:x="1.5cm" svg:y="1.5cm">
          <draw:text-box>
            <text:p>DMZ</text:p>
          </draw:text-box>
        </draw:frame>
        <draw:custom-shape draw:style-name="gr1" draw:text-style-name="P1" draw:layer="layout" svg:width="9.75cm" svg:height="5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6" draw:id="id6" draw:layer="layout" svg:width="4cm" svg:height="2cm" svg:x="7.25cm" svg:y="3.5cm">
          <text:p text:style-name="P1">Apach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5" draw:id="id5" draw:layer="layout" svg:width="5.75cm" svg:height="1.5cm" svg:x="9.75cm" svg:y="5cm">
          <text:p text:style-name="P2"><text:span text:style-name="T1">mod_auth_radiu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layer="layout" svg:width="5cm" svg:height="1cm" svg:x="6.5cm" svg:y="2cm">
          <draw:text-box>
            <text:p>srv-reverse-otp</text:p>
          </draw:text-box>
        </draw:frame>
        <draw:custom-shape draw:style-name="gr10" draw:text-style-name="P1" xml:id="id4" draw:id="id4" draw:layer="layout" svg:width="3.25cm" svg:height="4cm" svg:x="16.5cm" svg:y="10cm">
          <text:p text:style-name="P1">Active<text:line-break/>Directory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1" draw:id="id1" draw:layer="layout" svg:width="2.75cm" svg:height="2.5cm" svg:x="6.75cm" svg:y="11.5cm">
          <text:p text:style-name="P1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1" draw:text-style-name="P1" draw:layer="layout" draw:type="line" svg:x1="9.5cm" svg:y1="12.75cm" svg:x2="11cm" svg:y2="13.75cm" draw:start-shape="id1" draw:start-glue-point="8" draw:end-shape="id2" draw:end-glue-point="3" svg:d="m9500 12750 1500 1000">
          <text:p/>
        </draw:connector>
        <draw:connector draw:style-name="gr11" draw:text-style-name="P1" draw:layer="layout" draw:type="line" svg:x1="12.625cm" svg:y1="11.5cm" svg:x2="12.625cm" svg:y2="13cm" draw:start-shape="id3" draw:start-glue-point="2" draw:end-shape="id2" draw:end-glue-point="0" svg:d="m12625 11500v1500">
          <text:p/>
        </draw:connector>
        <draw:connector draw:style-name="gr11" draw:text-style-name="P1" draw:layer="layout" draw:type="line" svg:x1="14.25cm" svg:y1="13.75cm" svg:x2="16.5cm" svg:y2="12cm" draw:start-shape="id2" draw:start-glue-point="1" draw:end-shape="id4" draw:end-glue-point="6" svg:d="m14250 13750 2250-1750">
          <text:p/>
        </draw:connector>
        <draw:connector draw:style-name="gr11" draw:text-style-name="P1" draw:layer="layout" draw:type="line" svg:x1="12.625cm" svg:y1="6.5cm" svg:x2="12.625cm" svg:y2="10cm" draw:start-shape="id5" draw:start-glue-point="8" draw:end-shape="id3" draw:end-glue-point="0" svg:d="m12625 6500v3500">
          <text:p/>
        </draw:connector>
        <draw:custom-shape draw:style-name="gr7" draw:text-style-name="P1" xml:id="id7" draw:id="id7" draw:layer="layout" svg:width="4cm" svg:height="2.5cm" svg:x="1.25cm" svg:y="11cm">
          <text:p text:style-name="P1">Apache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7.25cm" svg:y1="4.5cm" svg:x2="3.25cm" svg:y2="11cm" draw:start-shape="id6" draw:start-glue-point="3" draw:end-shape="id7" draw:end-glue-point="0" svg:d="m7250 4500h-4000v6500">
          <text:p/>
        </draw:connector>
        <draw:custom-shape draw:style-name="gr12" draw:text-style-name="P3" draw:layer="layout" svg:width="2.25cm" svg:height="1cm" svg:x="2.5cm" svg:y="13cm">
          <text:p text:style-name="P1"><text:span text:style-name="T2">TYPO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1-08-16T19:59:36</dc:date>
    <dc:creator>Jérémy Subtil</dc:creator>
    <meta:editing-duration>PT20M46S</meta:editing-duration>
    <meta:editing-cycles>2</meta:editing-cycles>
    <meta:generator>LibreOffice/3.4$Unix LibreOffice_project/340m1$Build-203</meta:generator>
    <meta:document-statistic meta:object-count="19"/>
  </office:meta>
</office:document-meta>
</file>